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Jack Amos</text:p>
      <text:p text:style-name="Standard">#CS2300-002</text:p>
      <text:p text:style-name="Standard">#11/4/2019</text:p>
      <text:p text:style-name="Standard">#Project 3</text:p>
      <text:p text:style-name="Standard">#Python 3.7</text:p>
      <text:p text:style-name="Standard"/>
      <text:p text:style-name="Standard"/>
      <text:p text:style-name="Standard"/>
      <text:p text:style-name="Standard">def printSysProd(sys,prod,col_round):</text:p>
      <text:p text:style-name="Standard"/>
      <text:p text:style-name="Standard"><text:tab/>count = len(sys)</text:p>
      <text:p text:style-name="Standard"><text:tab/>row_string = ""</text:p>
      <text:p text:style-name="Standard"/>
      <text:p text:style-name="Standard"><text:tab/>#prints matrix heading</text:p>
      <text:p text:style-name="Standard"><text:tab/>if col_round &gt; 0:</text:p>
      <text:p text:style-name="Standard"><text:tab/><text:tab/>print("\nColumn %d"%(col_round))</text:p>
      <text:p text:style-name="Standard"><text:tab/>else:</text:p>
      <text:p text:style-name="Standard"><text:tab/><text:tab/>print("\nSystem matrix:")</text:p>
      <text:p text:style-name="Standard"/>
      <text:p text:style-name="Standard"><text:tab/>#prints matrix</text:p>
      <text:p text:style-name="Standard"><text:tab/>while count != 0:</text:p>
      <text:p text:style-name="Standard"/>
      <text:p text:style-name="Standard"><text:tab/><text:tab/>for n in sys:</text:p>
      <text:p text:style-name="Standard"/>
      <text:p text:style-name="Standard"><text:tab/><text:tab/><text:tab/>for m in n:</text:p>
      <text:p text:style-name="Standard"><text:tab/><text:tab/><text:tab/><text:tab/>index = sys.index(n)</text:p>
      <text:p text:style-name="Standard"><text:tab/><text:tab/><text:tab/><text:tab/>row_string+=str("{:.4f}".format(m))+" <text:s/>"</text:p>
      <text:p text:style-name="Standard"><text:tab/><text:tab/><text:tab/>row_string+="x <text:s/>"+str("{:.4f}".format(prod[index]))+"\n"</text:p>
      <text:p text:style-name="Standard"><text:tab/><text:tab/><text:tab/>print(row_string)</text:p>
      <text:p text:style-name="Standard"><text:tab/><text:tab/><text:tab/>row_string = ""</text:p>
      <text:p text:style-name="Standard"><text:tab/><text:tab/><text:tab/>count-=1</text:p>
      <text:p text:style-name="Standard"><text:tab/><text:tab/></text:p>
      <text:p text:style-name="Standard"><text:tab/><text:tab/></text:p>
      <text:p text:style-name="Standard"/>
      <text:p text:style-name="Standard">def sysCheck(sys):</text:p>
      <text:p text:style-name="Standard"/>
      <text:p text:style-name="Standard"><text:tab/>num_zeros = 0</text:p>
      <text:p text:style-name="Standard"><text:tab/>count = len(sys)-1</text:p>
      <text:p text:style-name="Standard"/>
      <text:p text:style-name="Standard"><text:tab/>while count != 0:</text:p>
      <text:p text:style-name="Standard"><text:tab/><text:tab/>num_zeros+=count</text:p>
      <text:p text:style-name="Standard"><text:tab/><text:tab/>count-=1</text:p>
      <text:p text:style-name="Standard"/>
      <text:p text:style-name="Standard"/>
      <text:p text:style-name="Standard"><text:tab/>#sets completed rows corresponding index to 0</text:p>
      <text:p text:style-name="Standard"><text:tab/>zero_count = 0</text:p>
      <text:p text:style-name="Standard"><text:tab/></text:p>
      <text:p text:style-name="Standard"/>
      <text:p text:style-name="Standard"><text:tab/>for n in sys:</text:p>
      <text:p text:style-name="Standard"><text:soft-page-break/><text:tab/><text:tab/>for m in n:</text:p>
      <text:p text:style-name="Standard"><text:tab/><text:tab/><text:tab/>if m == 0.0:</text:p>
      <text:p text:style-name="Standard"><text:tab/><text:tab/><text:tab/><text:tab/>zero_count+=1</text:p>
      <text:p text:style-name="Standard"/>
      <text:p text:style-name="Standard"><text:tab/>if zero_count &lt; num_zeros:</text:p>
      <text:p text:style-name="Standard"/>
      <text:p text:style-name="Standard"><text:tab/><text:tab/>return False</text:p>
      <text:p text:style-name="Standard"/>
      <text:p text:style-name="Standard"><text:tab/>return True</text:p>
      <text:p text:style-name="Standard"><text:tab/></text:p>
      <text:p text:style-name="Standard"/>
      <text:p text:style-name="Standard"/>
      <text:p text:style-name="Standard">def solveForX(sys,prod):</text:p>
      <text:p text:style-name="Standard"/>
      <text:p text:style-name="Standard"><text:tab/>#sys</text:p>
      <text:p text:style-name="Standard"><text:tab/>with open(sys,'r') as file:</text:p>
      <text:p text:style-name="Standard"><text:tab/><text:tab/>contents = file.read()</text:p>
      <text:p text:style-name="Standard"/>
      <text:p text:style-name="Standard"><text:tab/>#get each value in string an convert it to float</text:p>
      <text:p text:style-name="Standard"><text:tab/>sys_values = [float(x) for x in contents.split()]</text:p>
      <text:p text:style-name="Standard"/>
      <text:p text:style-name="Standard"><text:tab/>#prod</text:p>
      <text:p text:style-name="Standard"><text:tab/>with open(prod,'r') as file:</text:p>
      <text:p text:style-name="Standard"><text:tab/><text:tab/>contents = file.read()</text:p>
      <text:p text:style-name="Standard"/>
      <text:p text:style-name="Standard"><text:tab/>#get each value in string an convert it to float</text:p>
      <text:p text:style-name="Standard"><text:tab/>prod_values = [float(x) for x in contents.split()]</text:p>
      <text:p text:style-name="Standard"/>
      <text:p text:style-name="Standard"/>
      <text:p text:style-name="Standard"><text:tab/>#determine matrix size </text:p>
      <text:p text:style-name="Standard"><text:tab/>size = int(sys_values[0])</text:p>
      <text:p text:style-name="Standard"/>
      <text:p text:style-name="Standard"><text:tab/>#remove size data from lists to make operations easier</text:p>
      <text:p text:style-name="Standard"><text:tab/>sys_values.remove(size)</text:p>
      <text:p text:style-name="Standard"><text:tab/>prod_values.remove(size)</text:p>
      <text:p text:style-name="Standard"/>
      <text:p text:style-name="Standard"><text:tab/>#making sys into 2d array so it can be processed easier</text:p>
      <text:p text:style-name="Standard"><text:tab/>count = size</text:p>
      <text:p text:style-name="Standard"><text:tab/>iterator = size</text:p>
      <text:p text:style-name="Standard"><text:tab/>start = 0</text:p>
      <text:p text:style-name="Standard"><text:tab/>end = size</text:p>
      <text:p text:style-name="Standard"><text:tab/>temp = []</text:p>
      <text:p text:style-name="Standard"><text:tab/>sysFinal = []</text:p>
      <text:p text:style-name="Standard"/>
      <text:p text:style-name="Standard"><text:tab/>while count != 0:</text:p>
      <text:p text:style-name="Standard"/>
      <text:p text:style-name="Standard"><text:tab/><text:tab/>temp = sys_values[start:end]</text:p>
      <text:p text:style-name="Standard"><text:tab/><text:tab/>sysFinal.append(temp)</text:p>
      <text:p text:style-name="Standard"><text:tab/><text:tab/>temp = []</text:p>
      <text:p text:style-name="Standard"><text:soft-page-break/><text:tab/><text:tab/>count-=1</text:p>
      <text:p text:style-name="Standard"><text:tab/><text:tab/>start+=iterator</text:p>
      <text:p text:style-name="Standard"><text:tab/><text:tab/>end+=iterator</text:p>
      <text:p text:style-name="Standard"/>
      <text:p text:style-name="Standard"/>
      <text:p text:style-name="Standard"><text:tab/>#make necessary 0's</text:p>
      <text:p text:style-name="Standard"><text:tab/>check = False</text:p>
      <text:p text:style-name="Standard"><text:tab/>col_round = 1</text:p>
      <text:p text:style-name="Standard"><text:tab/>top = 0</text:p>
      <text:p text:style-name="Standard"><text:tab/>top_value = 0.0</text:p>
      <text:p text:style-name="Standard"><text:tab/>current = 0</text:p>
      <text:p text:style-name="Standard"><text:tab/>current_value = 0.0</text:p>
      <text:p text:style-name="Standard"/>
      <text:p text:style-name="Standard"><text:tab/>printSysProd(sysFinal,prod_values,0)</text:p>
      <text:p text:style-name="Standard"/>
      <text:p text:style-name="Standard"><text:tab/>while check == False:</text:p>
      <text:p text:style-name="Standard"/>
      <text:p text:style-name="Standard"><text:tab/><text:tab/>#gaussian solving logic</text:p>
      <text:p text:style-name="Standard"><text:tab/><text:tab/>top_value = sysFinal[top][top]</text:p>
      <text:p text:style-name="Standard"><text:tab/><text:tab/>current = top + 1</text:p>
      <text:p text:style-name="Standard"/>
      <text:p text:style-name="Standard"><text:tab/><text:tab/>while current &lt; len(sysFinal):</text:p>
      <text:p text:style-name="Standard"/>
      <text:p text:style-name="Standard"><text:tab/><text:tab/><text:tab/>current_value = sysFinal[current][top]</text:p>
      <text:p text:style-name="Standard"/>
      <text:p text:style-name="Standard"><text:tab/><text:tab/><text:tab/>if current_value != 0.0:</text:p>
      <text:p text:style-name="Standard"/>
      <text:p text:style-name="Standard"><text:tab/><text:tab/><text:tab/><text:tab/>row_length = 0</text:p>
      <text:p text:style-name="Standard"><text:tab/><text:tab/><text:tab/><text:tab/>prod_values[current] = (prod_values[current] * top_value * -1) + (prod_values[top] * current_value)</text:p>
      <text:p text:style-name="Standard"/>
      <text:p text:style-name="Standard"><text:tab/><text:tab/><text:tab/><text:tab/>while row_length &lt; len(sysFinal):</text:p>
      <text:p text:style-name="Standard"><text:tab/><text:tab/><text:tab/><text:tab/><text:tab/></text:p>
      <text:p text:style-name="Standard"><text:tab/><text:tab/><text:tab/><text:tab/><text:tab/>sysFinal[current][row_length] = (sysFinal[current][row_length] * top_value * -1) + (sysFinal[top][row_length] * current_value)</text:p>
      <text:p text:style-name="Standard"/>
      <text:p text:style-name="Standard"><text:tab/><text:tab/><text:tab/><text:tab/><text:tab/>row_length+=1</text:p>
      <text:p text:style-name="Standard"/>
      <text:p text:style-name="Standard"/>
      <text:p text:style-name="Standard"><text:tab/><text:tab/><text:tab/>current+=1</text:p>
      <text:p text:style-name="Standard"><text:tab/><text:tab/></text:p>
      <text:p text:style-name="Standard"><text:tab/><text:tab/>top+=1</text:p>
      <text:p text:style-name="Standard"/>
      <text:p text:style-name="Standard"/>
      <text:p text:style-name="Standard"><text:tab/><text:tab/>#set value to 0 if below or at minimum of .0000001, -.0000001, -0, and keeps values from becoming too small</text:p>
      <text:p text:style-name="Standard"><text:tab/><text:tab/>for n in sysFinal:</text:p>
      <text:p text:style-name="Standard"><text:tab/><text:tab/><text:tab/>for m in n:</text:p>
      <text:p text:style-name="Standard"/>
      <text:p text:style-name="Standard"><text:soft-page-break/><text:tab/><text:tab/><text:tab/><text:tab/>if m &lt;= .0000001 and m &gt; 0.0:</text:p>
      <text:p text:style-name="Standard"><text:tab/><text:tab/><text:tab/><text:tab/><text:tab/>n[n.index(m)] = 0.0</text:p>
      <text:p text:style-name="Standard"><text:tab/><text:tab/><text:tab/><text:tab/>elif m &gt;= -.0000001 and m &lt; 0.0:</text:p>
      <text:p text:style-name="Standard"><text:tab/><text:tab/><text:tab/><text:tab/><text:tab/>n[n.index(m)] = 0.0</text:p>
      <text:p text:style-name="Standard"><text:tab/><text:tab/><text:tab/><text:tab/>elif m == -0.0:</text:p>
      <text:p text:style-name="Standard"><text:tab/><text:tab/><text:tab/><text:tab/><text:tab/>n[n.index(m)] = 0.0</text:p>
      <text:p text:style-name="Standard"/>
      <text:p text:style-name="Standard"><text:tab/><text:tab/>for n in prod_values:</text:p>
      <text:p text:style-name="Standard"/>
      <text:p text:style-name="Standard"><text:tab/><text:tab/><text:tab/>if n &lt;= .0000001 and n &gt; 0.0:</text:p>
      <text:p text:style-name="Standard"><text:tab/><text:tab/><text:tab/><text:tab/>n = 0.0</text:p>
      <text:p text:style-name="Standard"><text:tab/><text:tab/><text:tab/>elif n &gt;= -.0000001 and n &lt; 0.0:</text:p>
      <text:p text:style-name="Standard"><text:tab/><text:tab/><text:tab/><text:tab/>n = 0.0</text:p>
      <text:p text:style-name="Standard"><text:tab/><text:tab/><text:tab/>elif n == -0.0:</text:p>
      <text:p text:style-name="Standard"><text:tab/><text:tab/><text:tab/><text:tab/>n = 0.0</text:p>
      <text:p text:style-name="Standard"/>
      <text:p text:style-name="Standard"/>
      <text:p text:style-name="Standard"><text:tab/><text:tab/>#reduces size of floating point values without removing them</text:p>
      <text:p text:style-name="Standard"><text:tab/><text:tab/>big_count = 0</text:p>
      <text:p text:style-name="Standard"><text:tab/><text:tab/>current_array = []</text:p>
      <text:p text:style-name="Standard"/>
      <text:p text:style-name="Standard"><text:tab/><text:tab/>for n in sysFinal:</text:p>
      <text:p text:style-name="Standard"/>
      <text:p text:style-name="Standard"><text:tab/><text:tab/><text:tab/>current_array = sysFinal[sysFinal.index(n)]</text:p>
      <text:p text:style-name="Standard"><text:tab/><text:tab/><text:tab/></text:p>
      <text:p text:style-name="Standard"><text:tab/><text:tab/><text:tab/>if prod_values[sysFinal.index(n)] &gt; 100 or prod_values[sysFinal.index(n)] &lt; -100:</text:p>
      <text:p text:style-name="Standard"/>
      <text:p text:style-name="Standard"><text:tab/><text:tab/><text:tab/><text:tab/>prod_values[sysFinal.index(n)] = prod_values[sysFinal.index(n)]/100</text:p>
      <text:p text:style-name="Standard"><text:tab/><text:tab/><text:tab/></text:p>
      <text:p text:style-name="Standard"><text:tab/><text:tab/><text:tab/><text:tab/>while big_count &lt; len(sysFinal):</text:p>
      <text:p text:style-name="Standard"/>
      <text:p text:style-name="Standard"><text:tab/><text:tab/><text:tab/><text:tab/><text:tab/>current_array[big_count] = current_array[big_count]/100</text:p>
      <text:p text:style-name="Standard"/>
      <text:p text:style-name="Standard"><text:tab/><text:tab/><text:tab/><text:tab/><text:tab/>big_count+=1</text:p>
      <text:p text:style-name="Standard"/>
      <text:p text:style-name="Standard"><text:tab/><text:tab/><text:tab/>big_count = 0</text:p>
      <text:p text:style-name="Standard"/>
      <text:p text:style-name="Standard"/>
      <text:p text:style-name="Standard"><text:tab/><text:tab/>printSysProd(sysFinal,prod_values,col_round)</text:p>
      <text:p text:style-name="Standard"><text:tab/><text:tab/>col_round+=1</text:p>
      <text:p text:style-name="Standard"/>
      <text:p text:style-name="Standard"><text:tab/><text:tab/>check = sysCheck(sysFinal)</text:p>
      <text:p text:style-name="Standard"/>
      <text:p text:style-name="Standard"><text:tab/>#solve for x values, starting at bottom</text:p>
      <text:p text:style-name="Standard"><text:tab/>x_values = []</text:p>
      <text:p text:style-name="Standard"><text:tab/>i = 0</text:p>
      <text:p text:style-name="Standard"><text:tab/></text:p>
      <text:p text:style-name="Standard"><text:tab/>#make array of x's based on matrix size</text:p>
      <text:p text:style-name="Standard"><text:soft-page-break/><text:tab/>while i &lt; len(sysFinal):</text:p>
      <text:p text:style-name="Standard"/>
      <text:p text:style-name="Standard"><text:tab/><text:tab/>x_values.append(1)</text:p>
      <text:p text:style-name="Standard"><text:tab/><text:tab/>i+=1</text:p>
      <text:p text:style-name="Standard"/>
      <text:p text:style-name="Standard"><text:tab/>i-=1</text:p>
      <text:p text:style-name="Standard"><text:tab/>solveX = 0.0</text:p>
      <text:p text:style-name="Standard"><text:tab/>f = len(sysFinal)-1</text:p>
      <text:p text:style-name="Standard"><text:tab/>current_array = sysFinal[len(sysFinal)-1]</text:p>
      <text:p text:style-name="Standard"><text:tab/>divVal = 0.0</text:p>
      <text:p text:style-name="Standard"><text:tab/></text:p>
      <text:p text:style-name="Standard"><text:tab/>#gets sum of all current x's and row values then subtracts non important x positions and divides product value by important x</text:p>
      <text:p text:style-name="Standard"><text:tab/>while f &gt; -1:</text:p>
      <text:p text:style-name="Standard"/>
      <text:p text:style-name="Standard"><text:tab/><text:tab/>while i &gt; -1:</text:p>
      <text:p text:style-name="Standard"><text:tab/><text:tab/><text:tab/></text:p>
      <text:p text:style-name="Standard"><text:tab/><text:tab/><text:tab/>if i != f:</text:p>
      <text:p text:style-name="Standard"><text:tab/><text:tab/><text:tab/><text:tab/>solveX += x_values[i] * current_array[i]</text:p>
      <text:p text:style-name="Standard"><text:tab/><text:tab/><text:tab/>elif i == f:</text:p>
      <text:p text:style-name="Standard"><text:tab/><text:tab/><text:tab/><text:tab/>divVal = current_array[i]</text:p>
      <text:p text:style-name="Standard"><text:tab/><text:tab/><text:tab/>i-=1</text:p>
      <text:p text:style-name="Standard"/>
      <text:p text:style-name="Standard"><text:tab/><text:tab/>x_values[f] = (prod_values[f] - solveX)/divVal</text:p>
      <text:p text:style-name="Standard"><text:tab/><text:tab/>f-=1</text:p>
      <text:p text:style-name="Standard"><text:tab/><text:tab/>i = len(sysFinal)-1</text:p>
      <text:p text:style-name="Standard"><text:tab/><text:tab/>solveX = 0.0</text:p>
      <text:p text:style-name="Standard"><text:tab/><text:tab/>current_array = sysFinal[f]</text:p>
      <text:p text:style-name="Standard"/>
      <text:p text:style-name="Standard"/>
      <text:p text:style-name="Standard"><text:tab/>#print x values</text:p>
      <text:p text:style-name="Standard"><text:tab/>print("\nSolution Vector:")</text:p>
      <text:p text:style-name="Standard"/>
      <text:p text:style-name="Standard"><text:tab/>for n in x_values:</text:p>
      <text:p text:style-name="Standard"/>
      <text:p text:style-name="Standard"><text:tab/><text:tab/>print("%.4f"%n)</text:p>
      <text:p text:style-name="Standard"/>
      <text:p text:style-name="Standard"/>
      <text:p text:style-name="Standard"/>
      <text:p text:style-name="Standard">solveForX("sysmat1.txt","prodvec1.txt")</text:p>
      <text:p text:style-name="Standard">solveForX("sysmat2.txt","prodvec2.txt"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1:25:23.782589041</meta:creation-date>
    <dc:date>2019-11-07T11:26:21.316749200</dc:date>
    <meta:editing-duration>PT36S</meta:editing-duration>
    <meta:editing-cycles>1</meta:editing-cycles>
    <meta:document-statistic meta:table-count="0" meta:image-count="0" meta:object-count="0" meta:page-count="5" meta:paragraph-count="162" meta:word-count="544" meta:character-count="3938" meta:non-whitespace-character-count="3224"/>
    <meta:generator>LibreOffice/6.0.7.3$Linux_X86_64 LibreOffice_project/00m0$Build-3</meta:generator>
  </office:meta>
</office:document-meta>
</file>